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df79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officeooo:paragraph-rsid="001cdf79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officeooo:rsid="001cdf79" officeooo:paragraph-rsid="001cdf79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officeooo:rsid="001cdf79" officeooo:paragraph-rsid="001dbed0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officeooo:rsid="001cdf79" officeooo:paragraph-rsid="0034b8b6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fo:font-weight="normal" officeooo:rsid="001cdf79" officeooo:paragraph-rsid="001dbed0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paragraph-rsid="001cdf79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text-underline-style="none" officeooo:rsid="001cdf79" officeooo:paragraph-rsid="001cdf79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text-underline-style="none" officeooo:rsid="001cdf79" officeooo:paragraph-rsid="001dbed0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text-underline-style="none" officeooo:rsid="001cdf79" officeooo:paragraph-rsid="0034b8b6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1cdf79" style:font-weight-asian="bold" style:font-weight-complex="bold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1dbed0" style:font-weight-asian="bold" style:font-weight-complex="bold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34b8b6" style:font-weight-asian="bold" style:font-weight-complex="bold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3655d3" style:font-weight-asian="bold" style:font-weight-complex="bold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370f7e" style:font-weight-asian="bold" style:font-weight-complex="bold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text-underline-style="none" officeooo:rsid="001dbed0" officeooo:paragraph-rsid="001dbed0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text-underline-style="none" fo:font-weight="normal" officeooo:rsid="001f546c" officeooo:paragraph-rsid="001f546c" style:font-weight-asian="normal" style:font-weight-complex="normal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text-underline-style="none" fo:font-weight="normal" officeooo:rsid="0020a99d" officeooo:paragraph-rsid="0020a99d" style:font-weight-asian="normal" style:font-weight-complex="normal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text-underline-style="none" fo:font-weight="normal" officeooo:rsid="001cdf79" officeooo:paragraph-rsid="001dbed0" style:font-weight-asian="normal" style:font-weight-complex="normal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text-underline-style="none" fo:font-weight="normal" officeooo:rsid="001cdf79" officeooo:paragraph-rsid="0034b8b6" style:font-weight-asian="normal" style:font-weight-complex="normal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style:text-underline-style="none" fo:font-weight="normal" officeooo:rsid="001dbed0" officeooo:paragraph-rsid="0034b8b6" style:font-weight-asian="normal" style:font-weight-complex="normal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text-underline-style="none" officeooo:rsid="0034b8b6" officeooo:paragraph-rsid="0034b8b6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text-underline-style="none" officeooo:rsid="0034b8b6" officeooo:paragraph-rsid="003655d3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text-underline-style="none" officeooo:rsid="0034b8b6" officeooo:paragraph-rsid="00370f7e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text-underline-style="none" officeooo:rsid="0034b8b6" officeooo:paragraph-rsid="0039c420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a99d" officeooo:paragraph-rsid="0020a99d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a99d" officeooo:paragraph-rsid="002248cf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97b1b" officeooo:paragraph-rsid="00297b1b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c7006" officeooo:paragraph-rsid="002c7006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3058f3" officeooo:paragraph-rsid="003058f3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cdf79" officeooo:paragraph-rsid="0034b8b6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297b1b" officeooo:paragraph-rsid="00297b1b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297b1b" officeooo:paragraph-rsid="002edd8a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297b1b" officeooo:paragraph-rsid="00319bb5" style:font-weight-asian="normal" style:font-weight-complex="normal"/>
    </style:style>
    <style:style style:name="P35" style:family="paragraph" style:parent-style-name="Standard" style:list-style-name="WW8Num2">
      <style:text-properties fo:font-weight="bold" officeooo:paragraph-rsid="001cdf79" style:font-weight-asian="bold" style:font-weight-complex="bold"/>
    </style:style>
    <style:style style:name="P36" style:family="paragraph" style:parent-style-name="Standard" style:list-style-name="WW8Num2">
      <style:paragraph-properties fo:margin-left="0.635cm" fo:margin-right="0cm" fo:text-indent="0cm" style:auto-text-indent="false"/>
      <style:text-properties style:text-underline-style="none" fo:font-weight="bold" officeooo:rsid="001cdf79" officeooo:paragraph-rsid="001cdf79" style:font-weight-asian="bold" style:font-weight-complex="bold"/>
    </style:style>
    <style:style style:name="P37" style:family="paragraph" style:parent-style-name="Standard" style:list-style-name="WW8Num2">
      <style:paragraph-properties fo:margin-left="0.635cm" fo:margin-right="0cm" fo:text-indent="0cm" style:auto-text-indent="false"/>
      <style:text-properties style:text-underline-style="none" fo:font-weight="bold" officeooo:rsid="001cdf79" officeooo:paragraph-rsid="0034b8b6" style:font-weight-asian="bold" style:font-weight-complex="bold"/>
    </style:style>
    <style:style style:name="P38" style:family="paragraph" style:parent-style-name="Standard" style:list-style-name="WW8Num2">
      <style:paragraph-properties fo:margin-left="0.635cm" fo:margin-right="0cm" fo:text-indent="0cm" style:auto-text-indent="false"/>
      <style:text-properties style:text-underline-style="none" fo:font-weight="bold" officeooo:rsid="001cdf79" officeooo:paragraph-rsid="001dbed0" style:font-weight-asian="bold" style:font-weight-complex="bold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style:text-underline-style="none" fo:font-weight="bold" officeooo:rsid="001cdf79" officeooo:paragraph-rsid="003a936b" style:font-weight-asian="bold" style:font-weight-complex="bold"/>
    </style:style>
    <style:style style:name="P40" style:family="paragraph" style:parent-style-name="Standard" style:list-style-name="WW8Num2">
      <style:paragraph-properties fo:margin-left="0.635cm" fo:margin-right="0cm" fo:text-indent="0cm" style:auto-text-indent="false"/>
      <style:text-properties style:text-underline-style="none" fo:font-weight="normal" officeooo:rsid="001cdf79" officeooo:paragraph-rsid="001dbed0" style:font-weight-asian="normal" style:font-weight-complex="normal"/>
    </style:style>
    <style:style style:name="P41" style:family="paragraph" style:parent-style-name="Standard" style:list-style-name="WW8Num2">
      <style:paragraph-properties fo:margin-left="0cm" fo:margin-right="0cm" fo:text-indent="0cm" style:auto-text-indent="false"/>
      <style:text-properties style:text-underline-style="none" fo:font-weight="bold" officeooo:rsid="001cdf79" officeooo:paragraph-rsid="0020a99d" style:font-weight-asian="bold" style:font-weight-complex="bold"/>
    </style:style>
    <style:style style:name="P42" style:family="paragraph" style:parent-style-name="Standard" style:list-style-name="WW8Num2">
      <style:paragraph-properties fo:margin-left="0cm" fo:margin-right="0cm" fo:text-indent="0cm" style:auto-text-indent="false"/>
      <style:text-properties style:text-underline-style="none" fo:font-weight="bold" officeooo:rsid="0020a99d" officeooo:paragraph-rsid="00241f05" style:font-weight-asian="bold" style:font-weight-complex="bold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5" style:family="paragraph">
      <style:paragraph-properties fo:text-align="center"/>
      <style:text-properties fo:font-size="12pt"/>
    </style:style>
    <style:style style:name="P46" style:family="paragraph">
      <style:paragraph-properties fo:margin-left="0.635cm" fo:margin-right="0cm" fo:text-align="center" fo:text-indent="0cm"/>
    </style:style>
    <style:style style:name="P47" style:family="paragraph">
      <style:paragraph-properties fo:text-align="center"/>
      <style:text-properties fo:font-size="11pt" style:font-size-asian="11pt" style:font-size-complex="11pt"/>
    </style:style>
    <style:style style:name="P48" style:family="paragraph">
      <style:paragraph-properties fo:margin-left="0.635cm" fo:margin-right="0cm" fo:text-align="start" fo:text-indent="0cm"/>
    </style:style>
    <style:style style:name="P49" style:family="paragraph">
      <style:paragraph-properties fo:margin-left="0.635cm" fo:margin-right="0cm" fo:text-align="start" fo:text-indent="0cm"/>
      <style:text-properties fo:font-size="11pt" style:font-size-asian="11pt" style:font-size-complex="11pt"/>
    </style:style>
    <style:style style:name="P50" style:family="paragraph">
      <style:paragraph-properties fo:margin-left="0.635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officeooo:rsid="001cdf7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cdf79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officeooo:rsid="001df9a3"/>
    </style:style>
    <style:style style:name="T8" style:family="text">
      <style:text-properties style:text-underline-style="none" officeooo:rsid="0034b8b6"/>
    </style:style>
    <style:style style:name="T9" style:family="text">
      <style:text-properties officeooo:rsid="001cdf7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55d3" style:font-weight-asian="bold" style:font-weight-complex="bold"/>
    </style:style>
    <style:style style:name="T12" style:family="text">
      <style:text-properties fo:font-weight="bold" officeooo:rsid="001cdf79" style:font-weight-asian="bold" style:font-weight-complex="bold"/>
    </style:style>
    <style:style style:name="T13" style:family="text">
      <style:text-properties fo:font-weight="bold" officeooo:rsid="00370f7e" style:font-weight-asian="bold" style:font-weight-complex="bold"/>
    </style:style>
    <style:style style:name="T14" style:family="text">
      <style:text-properties fo:font-weight="bold" officeooo:rsid="0039c420" style:font-weight-asian="bold" style:font-weight-complex="bold"/>
    </style:style>
    <style:style style:name="T15" style:family="text">
      <style:text-properties officeooo:rsid="001dbed0"/>
    </style:style>
    <style:style style:name="T16" style:family="text">
      <style:text-properties officeooo:rsid="002248cf"/>
    </style:style>
    <style:style style:name="T17" style:family="text">
      <style:text-properties officeooo:rsid="002edd8a"/>
    </style:style>
    <style:style style:name="T18" style:family="text">
      <style:text-properties officeooo:rsid="00319bb5"/>
    </style:style>
    <style:style style:name="T19" style:family="text">
      <style:text-properties officeooo:rsid="0034b8b6"/>
    </style:style>
    <style:style style:name="T20" style:family="text">
      <style:text-properties style:font-name="Liberation Serif1" style:font-name-asian="Liberation Serif1" style:font-name-complex="Liberation Serif1"/>
    </style:style>
    <style:style style:name="T21" style:family="text">
      <style:text-properties style:font-name="Liberation Serif1" officeooo:rsid="003655d3" style:font-name-asian="Liberation Serif1" style:font-name-complex="Liberation Serif1"/>
    </style:style>
    <style:style style:name="T22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4b8b6" style:font-weight-asian="normal" style:font-weight-complex="normal"/>
    </style:style>
    <style:style style:name="T25" style:family="text">
      <style:text-properties fo:font-weight="normal" officeooo:rsid="003655d3" style:font-weight-asian="normal" style:font-weight-complex="normal"/>
    </style:style>
    <style:style style:name="T26" style:family="text">
      <style:text-properties officeooo:rsid="003655d3"/>
    </style:style>
    <style:style style:name="T27" style:family="text">
      <style:text-properties officeooo:rsid="00370f7e"/>
    </style:style>
    <style:style style:name="T28" style:family="text">
      <style:text-properties officeooo:rsid="00386aa7"/>
    </style:style>
    <style:style style:name="T29" style:family="text">
      <style:text-properties officeooo:rsid="0039c420"/>
    </style:style>
    <style:style style:name="T30" style:family="text">
      <style:text-properties officeooo:rsid="003a936b"/>
    </style:style>
    <style:style style:name="T31" style:family="text">
      <style:text-properties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font-name="Liberation Serif3" fo:font-size="11pt" style:font-name-asian="Liberation Serif3" style:font-size-asian="11pt" style:font-size-complex="11pt"/>
    </style:style>
    <style:style style:name="T34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99cm" svg:stroke-color="#000000" draw:marker-start-width="0.951cm" draw:marker-end-width="0.951cm" draw:fill-color="#ffffff" draw:textarea-horizontal-align="center" draw:textarea-vertical-align="middle" fo:padding-top="0.099cm" fo:padding-bottom="0.099cm" fo:padding-left="0.099cm" fo:padding-right="0.099cm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519cm" draw:marker-end="Arrow" draw:marker-end-width="0.519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0.243cm" fo:min-width="2.161cm" fo:padding-top="0.099cm" fo:padding-bottom="0.099cm" fo:padding-left="0.099cm" fo:padding-right="0.099cm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000000" draw:marker-start-width="0.949cm" draw:marker-end-width="0.949cm" draw:fill-color="#ffffff" draw:textarea-horizontal-align="center" draw:textarea-vertical-align="middle" fo:padding-top="0.099cm" fo:padding-bottom="0.099cm" fo:padding-left="0.099cm" fo:padding-right="0.099cm"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1.087cm" fo:min-width="1.148cm" fo:padding-top="0.099cm" fo:padding-bottom="0.099cm" fo:padding-left="0.099cm" fo:padding-right="0.099cm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000000" draw:marker-start-width="0.519cm" draw:marker-end="" draw:marker-end-width="0.519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9cm" svg:stroke-color="#000000" draw:marker-start-width="0.951cm" draw:marker-end-width="0.951cm" draw:fill-color="#ffffff" draw:textarea-horizontal-align="center" draw:textarea-vertical-align="middle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1cm" svg:stroke-color="#000000" draw:marker-start-width="0.517cm" draw:marker-end="Arrow" draw:marker-end-width="0.517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0.256cm" fo:min-width="2.223cm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1.122cm" fo:min-width="1.185cm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99cm" svg:stroke-color="#000000" draw:marker-start-width="0.949cm" draw:marker-end-width="0.949cm" draw:fill-color="#ffffff" draw:textarea-horizontal-align="center" draw:textarea-vertical-align="middle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svg:stroke-color="#000000" draw:marker-start-width="0.519cm" draw:marker-end="Arrow" draw:marker-end-width="0.519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0.243cm" fo:min-width="2.161cm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99cm" svg:stroke-color="#000000" draw:marker-start-width="0.949cm" draw:marker-end-width="0.949cm" draw:fill-color="#ffffff" draw:textarea-horizontal-align="justify" draw:textarea-vertical-align="middle" draw:auto-grow-height="false" fo:min-height="1.087cm" fo:min-width="1.148cm" fo:padding-top="0.099cm" fo:padding-bottom="0.099cm" fo:padding-left="0.099cm" fo:padding-right="0.0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9cm" svg:stroke-color="#000000" draw:marker-start-width="0.519cm" draw:marker-end="" draw:marker-end-width="0.519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9cm" svg:stroke-color="#000000" draw:marker-start="Arrow" draw:marker-start-width="0.519cm" draw:marker-end="" draw:marker-end-width="0.519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9cm" svg:stroke-color="#000000" draw:marker-start-width="0.527cm" draw:marker-end="Arrow" draw:marker-end-width="0.5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11cm" svg:stroke-color="#000000" draw:marker-start-width="0.407cm" draw:marker-end="Arrow" draw:marker-end-width="0.407cm" draw:textarea-horizontal-align="center" draw:textarea-vertical-align="middle" fo:padding-top="0.007cm" fo:padding-bottom="0.007cm" fo:padding-left="0.007cm" fo:padding-right="0.0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51cm" svg:stroke-color="#000000" draw:marker-start-width="0.517cm" draw:marker-end="" draw:marker-end-width="0.517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94173405390817238" text:style-name="WW8Num2">
        <text:list-item>
          <text:p text:style-name="P35"><draw:ellipse text:anchor-type="paragraph" draw:z-index="0" draw:style-name="gr1" draw:text-style-name="P43" svg:width="1.467cm" svg:height="1.468cm" svg:x="10.846cm" svg:y="-0.601cm"><text:p text:style-name="P43">Начало</text:p></draw:ellipse><draw:line text:anchor-type="paragraph" draw:z-index="1" draw:style-name="gr2" draw:text-style-name="P43" svg:x1="11.55cm" svg:y1="0.866cm" svg:x2="11.55cm" svg:y2="1.761cm"><text:p/></draw:line><draw:custom-shape text:anchor-type="paragraph" draw:z-index="2" draw:style-name="gr3" draw:text-style-name="P43" svg:width="3.742cm" svg:height="0.699cm" svg:x="9.571cm" svg:y="1.847cm"><text:p text:style-name="P43">Ввод A,N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style-name="gr2" draw:text-style-name="P43" svg:x1="11.44cm" svg:y1="2.546cm" svg:x2="11.44cm" svg:y2="3.441cm"><text:p/></draw:line><draw:rect text:anchor-type="paragraph" draw:z-index="4" draw:style-name="gr4" draw:text-style-name="P43" svg:width="3.874cm" svg:height="0.738cm" svg:x="9.68cm" svg:y="3.505cm"><text:p text:style-name="P43">счетчик := 0</text:p></draw:rect><draw:line text:anchor-type="paragraph" draw:z-index="5" draw:style-name="gr2" draw:text-style-name="P43" svg:x1="11.44cm" svg:y1="4.242cm" svg:x2="11.44cm" svg:y2="5.137cm"><text:p/></draw:line><draw:custom-shape text:anchor-type="paragraph" draw:z-index="6" draw:style-name="gr5" draw:text-style-name="P43" svg:width="2.691cm" svg:height="2.569cm" svg:x="10.082cm" svg:y="5.129cm"><text:p text:style-name="P43">A=&gt;N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7" draw:style-name="gr4" draw:text-style-name="P43" svg:width="3.874cm" svg:height="1.228cm" svg:x="14.266cm" svg:y="5.674cm"><text:p text:style-name="P43">счетчик:=счетчик +1</text:p><text:p text:style-name="P43">A := A - N</text:p></draw:rect><draw:rect text:anchor-type="paragraph" draw:z-index="8" draw:style-name="gr6" draw:text-style-name="P44" svg:width="0.904cm" svg:height="0.698cm" svg:x="12.772cm" svg:y="5.5cm"><text:p text:style-name="P44">Да</text:p></draw:rect><draw:line text:anchor-type="paragraph" draw:z-index="9" draw:style-name="gr2" draw:text-style-name="P43" svg:x1="12.608cm" svg:y1="6.4cm" svg:x2="14.265cm" svg:y2="6.396cm"><text:p/></draw:line><draw:line text:anchor-type="paragraph" draw:z-index="10" draw:style-name="gr2" draw:text-style-name="P43" svg:x1="16.076cm" svg:y1="4.952cm" svg:x2="11.439cm" svg:y2="4.966cm"><text:p/></draw:line><draw:line text:anchor-type="paragraph" draw:z-index="11" draw:style-name="gr7" draw:text-style-name="P45" svg:x1="16.076cm" svg:y1="5.676cm" svg:x2="16.076cm" svg:y2="4.958cm"><text:p/></draw:line><draw:rect text:anchor-type="paragraph" draw:z-index="12" draw:style-name="gr4" draw:text-style-name="P43" svg:width="3.874cm" svg:height="0.74cm" svg:x="9.626cm" svg:y="8.634cm"><text:p text:style-name="P43">Вывод счетчик</text:p></draw:rect><draw:line text:anchor-type="paragraph" draw:z-index="13" draw:style-name="gr2" draw:text-style-name="P43" svg:x1="11.44cm" svg:y1="7.697cm" svg:x2="11.44cm" svg:y2="8.592cm"><text:p/></draw:line><draw:line text:anchor-type="paragraph" draw:z-index="14" draw:style-name="gr2" draw:text-style-name="P43" svg:x1="11.466cm" svg:y1="9.374cm" svg:x2="11.466cm" svg:y2="10.269cm"><text:p/></draw:line><draw:circle text:anchor-type="paragraph" draw:z-index="15" draw:style-name="gr1" draw:text-style-name="P43" svg:width="1.468cm" svg:height="1.468cm" svg:x="10.737cm" svg:y="10.282cm"><text:p text:style-name="P43">Конец</text:p></draw:circle>Переписать алгоритм, используя <text:span text:style-name="T1">Цикл-до</text:span></text:p>
        </text:list-item>
      </text:list>
      <text:p text:style-name="P1"/>
      <text:p text:style-name="P7"><text:span text:style-name="T1">Цикл-пока</text:span> счетчик <text:span text:style-name="T2">&lt;</text:span> 7</text:p>
      <text:p text:style-name="P7"><text:span text:style-name="T2"><text:s text:c="2"/></text:span><text:span text:style-name="T1">Вывод</text:span> счетчик</text:p>
      <text:p text:style-name="P7"><text:s text:c="2"/>счетчик<text:span text:style-name="T2">:=</text:span>счетчик+1</text:p>
      <text:p text:style-name="P2">Конец-цикл</text:p>
      <text:p text:style-name="P2"/>
      <text:p text:style-name="P2"><text:span text:style-name="T6">Цикл-до</text:span><text:span text:style-name="T5">:</text:span></text:p>
      <text:p text:style-name="P2"><text:span text:style-name="T5"><text:tab/></text:span><text:span text:style-name="T9">Вывод</text:span><text:span text:style-name="T5"> счетчик</text:span></text:p>
      <text:p text:style-name="P2"><text:span text:style-name="T5"><text:tab/>счетчик </text:span><text:span text:style-name="T3">:= </text:span><text:span text:style-name="T5">счетчик + 1</text:span></text:p>
      <text:p text:style-name="P8">До Счетчик &lt; <text:span text:style-name="T26">6</text:span></text:p>
      <text:p text:style-name="P3"/>
      <text:list xml:id="list65331207156720" text:continue-numbering="true" text:style-name="WW8Num2">
        <text:list-item>
          <text:p text:style-name="P36">Представьте алгоритм деления нацело натуральных чисел на основе операции вычитания (псевдокод, блок-схема).</text:p>
        </text:list-item>
      </text:list>
      <text:p text:style-name="P3"><draw:rect text:anchor-type="paragraph" draw:z-index="16" draw:style-name="gr8" draw:text-style-name="P44" svg:width="0.927cm" svg:height="0.715cm" svg:x="10.082cm" svg:y="0.263cm"><text:p text:style-name="P43"><text:span text:style-name="T31">Нет</text:span></text:p></draw:rect></text:p>
      <text:p text:style-name="P3"><text:span text:style-name="T6">Ввод</text:span><text:span text:style-name="T4">: A, N;</text:span></text:p>
      <text:p text:style-name="P8">счетчик := 0;</text:p>
      <text:p text:style-name="P3"><text:span text:style-name="T6">Цикл-пока</text:span><text:span text:style-name="T4"> (A &gt; N) </text:span><text:span text:style-name="T8">или (A = N)</text:span><text:span text:style-name="T4">:</text:span></text:p>
      <text:p text:style-name="P8"><text:tab/>A := A - N</text:p>
      <text:p text:style-name="P8"><text:tab/>счетчик := счетчик + 1</text:p>
      <text:p text:style-name="P11">Конец-цикл</text:p>
      <text:p text:style-name="P3"><text:span text:style-name="T6">Вывод</text:span><text:span text:style-name="T4"> счетчик;</text:span></text:p>
      <text:p text:style-name="P16">(Блок-схема 1)</text:p>
      <text:p text:style-name="P3"/>
      <text:p text:style-name="P10"><text:tab/><text:tab/><text:tab/><text:tab/><text:tab/><text:tab/><text:tab/><text:tab/><text:span text:style-name="T15">Блок-схема 1</text:span></text:p>
      <text:list xml:id="list65331207163933" text:continue-numbering="true" text:style-name="WW8Num2">
        <text:list-item>
          <text:p text:style-name="P37">Запишите алгоритм деления нацело целых чисел на основе операции вычитания (псевдокод, блок-схема).</text:p>
        </text:list-item>
      </text:list>
      <text:p text:style-name="P20"/>
      <text:p text:style-name="P5"><text:span text:style-name="T6">Ввод</text:span><text:span text:style-name="T4">: A, N;</text:span></text:p>
      <text:p text:style-name="P10">счетчик := 0;</text:p>
      <text:p text:style-name="P23"><text:span text:style-name="T10">Если</text:span> (A <text:span text:style-name="T20">≠ 0</text:span>) <text:span text:style-name="T26">и (N </text:span><text:span text:style-name="T20">≠ </text:span><text:span text:style-name="T21">0</text:span><text:span text:style-name="T26">)</text:span>:</text:p>
      <text:p text:style-name="P23"><text:tab/><text:span text:style-name="T11">Если</text:span><text:span text:style-name="T26"> N &lt; 0:</text:span></text:p>
      <text:p text:style-name="P23"><text:tab/><text:tab/><text:span text:style-name="T26">Z := -1;</text:span></text:p>
      <text:p text:style-name="P23"><text:tab/><text:tab/><text:span text:style-name="T27">N := (-1) * N;</text:span></text:p>
      <text:p text:style-name="P23"><text:tab/><text:span text:style-name="T11">Иначе</text:span><text:span text:style-name="T26">:</text:span></text:p>
      <text:p text:style-name="P23"><text:tab/><text:tab/><text:span text:style-name="T26">Z := 1;</text:span></text:p>
      <text:p text:style-name="P24"><text:tab/><text:span text:style-name="T12">Конец-</text:span><text:span text:style-name="T13">если</text:span></text:p>
      <text:p text:style-name="P22"><text:tab/><text:span text:style-name="T10">Если</text:span> (A &gt; 0):</text:p>
      <text:p text:style-name="P5"><text:span text:style-name="T6"><text:tab/><text:tab/>Цикл-пока</text:span><text:span text:style-name="T4"> (A &gt; N):</text:span></text:p>
      <text:p text:style-name="P10"><text:tab/><text:tab/><text:tab/>A := A - N;</text:p>
      <text:p text:style-name="P10"><text:tab/><text:tab/><text:tab/>счетчик := счетчик + 1;</text:p>
      <text:p text:style-name="P13"><text:tab/><text:tab/>Конец-цикл</text:p>
      <text:p text:style-name="P13"><text:tab/> <text:span text:style-name="T19">Иначе:</text:span></text:p>
      <text:p text:style-name="P13"><text:tab/><text:tab/>Цикл-пока<text:span text:style-name="T23"> (A </text:span><text:span text:style-name="T24">&lt;</text:span><text:span text:style-name="T23"> N):</text:span></text:p>
      <text:p text:style-name="P10"><text:tab/><text:tab/><text:tab/>A := A <text:span text:style-name="T19">+</text:span> N;</text:p>
      <text:p text:style-name="P10"><text:tab/><text:tab/><text:tab/>счетчик := счетчик - 1;</text:p>
      <text:p text:style-name="P13"><text:tab/><text:tab/>Конец-цикл</text:p>
      <text:p text:style-name="P14"><text:tab/><text:span text:style-name="T25"> </text:span><text:span text:style-name="T23">счетчик </text:span><text:span text:style-name="T25">:= <text:s/></text:span><text:span text:style-name="T23">счетчик * </text:span><text:span text:style-name="T25">Z</text:span></text:p>
      <text:p text:style-name="P15"><text:span text:style-name="T25"><text:tab/></text:span>Конец-<text:span text:style-name="T27">если</text:span></text:p>
      <text:p text:style-name="P5"><text:span text:style-name="T6">Вывод</text:span><text:span text:style-name="T4"> счетчик;</text:span></text:p>
      <text:p text:style-name="P21">(Блок-схема <text:span text:style-name="T26">2</text:span>)</text:p>
      <text:p text:style-name="P20"/>
      <text:p text:style-name="P20"><text:soft-page-break/></text:p>
      <text:p text:style-name="P20"/>
      <text:p text:style-name="P20"><draw:ellipse text:anchor-type="paragraph" draw:z-index="30" draw:style-name="gr9" draw:text-style-name="P43" svg:width="1.467cm" svg:height="1.468cm" svg:x="1.586cm" svg:y="-0.485cm"><text:p text:style-name="P43">Начало</text:p></draw:ellipse><draw:line text:anchor-type="paragraph" draw:z-index="31" draw:style-name="gr14" draw:text-style-name="P43" svg:x1="2.29cm" svg:y1="0.982cm" svg:x2="2.29cm" svg:y2="1.877cm"><text:p/></draw:line><draw:custom-shape text:anchor-type="paragraph" draw:z-index="32" draw:style-name="gr15" draw:text-style-name="P43" svg:width="3.742cm" svg:height="0.699cm" svg:x="0.31cm" svg:y="1.961cm"><text:p text:style-name="P43">Ввод A,N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3" draw:style-name="gr14" draw:text-style-name="P43" svg:x1="2.18cm" svg:y1="2.662cm" svg:x2="2.18cm" svg:y2="3.557cm"><text:p/></draw:line><draw:rect text:anchor-type="paragraph" draw:z-index="34" draw:style-name="gr13" draw:text-style-name="P43" svg:width="3.874cm" svg:height="0.738cm" svg:x="0.42cm" svg:y="3.62cm"><text:p text:style-name="P43">счетчик := 0</text:p></draw:rect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line text:anchor-type="paragraph" draw:z-index="40" draw:style-name="gr14" draw:text-style-name="P43" svg:x1="2.18cm" svg:y1="0.483cm" svg:x2="2.18cm" svg:y2="1.378cm"><text:p/></draw:line></text:p>
      <text:p text:style-name="P20"/>
      <text:p text:style-name="P20"><draw:custom-shape text:anchor-type="paragraph" draw:z-index="35" draw:style-name="gr16" draw:text-style-name="P47" svg:width="2.691cm" svg:height="2.569cm" svg:x="0.822cm" svg:y="0.404cm"><text:p text:style-name="P46"><text:span text:style-name="T32">(A</text:span><text:span text:style-name="T33">≠0</text:span><text:span text:style-name="T32">) <text:s text:c="4"/></text:span></text:p><text:p text:style-name="P46"><text:span text:style-name="T32">и <text:s text:c="3"/></text:span></text:p><text:p text:style-name="P46"><text:span text:style-name="T32"><text:s/></text:span><text:span text:style-name="T32">(N</text:span><text:span text:style-name="T33">≠0</text:span><text:span text:style-name="T32">) <text:s text:c="4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0"><draw:rect text:anchor-type="paragraph" draw:z-index="37" draw:style-name="gr8" draw:text-style-name="P44" svg:width="0.904cm" svg:height="0.698cm" svg:x="3.512cm" svg:y="0.182cm"><text:p text:style-name="P43"><text:span text:style-name="T31">Да</text:span></text:p></draw:rect></text:p>
      <text:p text:style-name="P20"/>
      <text:p text:style-name="P20"><draw:line text:anchor-type="paragraph" draw:z-index="38" draw:style-name="gr17" draw:text-style-name="P43" svg:x1="3.639cm" svg:y1="0.213cm" svg:x2="5.296cm" svg:y2="0.209cm"><text:p/></draw:line><draw:line text:anchor-type="paragraph" draw:z-index="43" draw:style-name="gr14" draw:text-style-name="P43" svg:x1="5.297cm" svg:y1="0.214cm" svg:x2="5.297cm" svg:y2="1.109cm"><text:p/></draw:line></text:p>
      <text:p text:style-name="P20"/>
      <text:p text:style-name="P20"><draw:custom-shape text:anchor-type="paragraph" draw:z-index="44" draw:style-name="gr16" draw:text-style-name="P49" svg:width="2.691cm" svg:height="2.569cm" svg:x="3.918cm" svg:y="0.182cm"><text:p text:style-name="P48"><text:span text:style-name="T32">N&lt;0 <text:s text:c="4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41" draw:style-name="gr8" draw:text-style-name="P44" svg:width="0.927cm" svg:height="0.715cm" svg:x="0.663cm" svg:y="0.406cm"><text:p text:style-name="P43"><text:span text:style-name="T31">Нет</text:span></text:p></draw:rect><draw:rect text:anchor-type="paragraph" draw:z-index="45" draw:style-name="gr8" draw:text-style-name="P44" svg:width="0.904cm" svg:height="0.698cm" svg:x="6.608cm" svg:y="0.415cm"><text:p text:style-name="P43"><text:span text:style-name="T31">Да</text:span></text:p></draw:rect></text:p>
      <text:p text:style-name="P31"><draw:rect text:anchor-type="paragraph" draw:z-index="36" draw:style-name="gr13" draw:text-style-name="P43" svg:width="3.874cm" svg:height="1.228cm" svg:x="10.53cm" svg:y="0.342cm"><text:p text:style-name="P43">Z:=-1</text:p><text:p text:style-name="P43">N:=(-1)*N</text:p></draw:rect><draw:line text:anchor-type="paragraph" draw:z-index="62" draw:style-name="gr18" draw:text-style-name="P45" svg:x1="2.22cm" svg:y1="13.841cm" svg:x2="2.185cm" svg:y2="0.051cm"><text:p/></draw:line></text:p>
      <text:p text:style-name="P20"><draw:line text:anchor-type="paragraph" draw:z-index="42" draw:style-name="gr14" draw:text-style-name="P43" svg:x1="6.608cm" svg:y1="0.483cm" svg:x2="10.503cm" svg:y2="0.471cm"><text:p/></draw:line></text:p>
      <text:p text:style-name="P10"/>
      <text:p text:style-name="P10"><draw:line text:anchor-type="paragraph" draw:z-index="51" draw:style-name="gr17" draw:text-style-name="P45" svg:x1="12.487cm" svg:y1="3.388cm" svg:x2="12.478cm" svg:y2="0.109cm"><text:p/></draw:line></text:p>
      <text:p text:style-name="P10"><draw:rect text:anchor-type="paragraph" draw:z-index="46" draw:style-name="gr8" draw:text-style-name="P44" svg:width="0.927cm" svg:height="0.715cm" svg:x="3.918cm" svg:y="0.316cm"><text:p text:style-name="P43"><text:span text:style-name="T31">Нет</text:span></text:p></draw:rect><draw:line text:anchor-type="paragraph" draw:z-index="48" draw:style-name="gr14" draw:text-style-name="P43" svg:x1="5.276cm" svg:y1="0.315cm" svg:x2="5.276cm" svg:y2="1.21cm"><text:p/></draw:line></text:p>
      <text:p text:style-name="P10"/>
      <text:p text:style-name="P10"><draw:rect text:anchor-type="paragraph" draw:z-index="47" draw:style-name="gr13" draw:text-style-name="P43" svg:width="3.874cm" svg:height="0.74cm" svg:x="3.434cm" svg:y="0.284cm"><text:p text:style-name="P43">Z:=1</text:p></draw:rect></text:p>
      <text:p text:style-name="P10"/>
      <text:p text:style-name="P10"><draw:line text:anchor-type="paragraph" draw:z-index="50" draw:style-name="gr14" draw:text-style-name="P43" svg:x1="5.196cm" svg:y1="0.049cm" svg:x2="5.196cm" svg:y2="0.944cm"><text:p/></draw:line></text:p>
      <text:p text:style-name="P10"><draw:line text:anchor-type="paragraph" draw:z-index="52" draw:style-name="gr14" draw:text-style-name="P43" svg:x1="12.486cm" svg:y1="0.468cm" svg:x2="5.196cm" svg:y2="0.457cm"><text:p/></draw:line></text:p>
      <text:p text:style-name="P10"><draw:custom-shape text:anchor-type="paragraph" draw:z-index="49" draw:style-name="gr16" draw:text-style-name="P49" svg:width="2.691cm" svg:height="2.569cm" svg:x="3.785cm" svg:y="0.028cm"><text:p text:style-name="P48"><text:span text:style-name="T32">A&gt;0 <text:s text:c="3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55" draw:style-name="gr8" draw:text-style-name="P44" svg:width="0.904cm" svg:height="0.698cm" svg:x="6.713cm" svg:y="0.277cm"><text:p text:style-name="P43"><text:span text:style-name="T31">Да</text:span></text:p></draw:rect></text:p>
      <text:p text:style-name="P10"/>
      <text:p text:style-name="P10"><draw:line text:anchor-type="paragraph" draw:z-index="57" draw:style-name="gr17" draw:text-style-name="P45" svg:x1="11.693cm" svg:y1="0.356cm" svg:x2="6.475cm" svg:y2="0.349cm"><text:p/></draw:line><draw:line text:anchor-type="paragraph" draw:z-index="58" draw:style-name="gr14" draw:text-style-name="P43" svg:x1="11.693cm" svg:y1="0.356cm" svg:x2="11.693cm" svg:y2="1.251cm"><text:p/></draw:line></text:p>
      <text:p text:style-name="P10"/>
      <text:p text:style-name="P10"><draw:custom-shape text:anchor-type="paragraph" draw:z-index="53" draw:style-name="gr16" draw:text-style-name="P49" svg:width="2.691cm" svg:height="2.569cm" svg:x="10.294cm" svg:y="0.277cm"><text:p text:style-name="P48"><text:span text:style-name="T32">A&gt;N <text:s text:c="3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59" draw:style-name="gr8" draw:text-style-name="P44" svg:width="0.904cm" svg:height="0.698cm" svg:x="12.984cm" svg:y="0.399cm"><text:p text:style-name="P43"><text:span text:style-name="T31">Да</text:span></text:p></draw:rect></text:p>
      <text:p text:style-name="P10"><draw:rect text:anchor-type="paragraph" draw:z-index="56" draw:style-name="gr8" draw:text-style-name="P44" svg:width="0.927cm" svg:height="0.715cm" svg:x="3.785cm" svg:y="0.019cm"><text:p text:style-name="P43"><text:span text:style-name="T31">Нет</text:span></text:p></draw:rect><draw:line text:anchor-type="paragraph" draw:z-index="39" draw:style-name="gr14" draw:text-style-name="P43" svg:x1="5.142cm" svg:y1="0.271cm" svg:x2="5.142cm" svg:y2="1.166cm"><text:p/></draw:line><draw:rect text:anchor-type="paragraph" draw:z-index="67" draw:style-name="gr13" draw:text-style-name="P45" svg:width="3.876cm" svg:height="1.23cm" svg:x="14.155cm" svg:y="0.448cm"><text:p text:style-name="P43"><text:span text:style-name="T34">A:=A-N</text:span></text:p><text:p text:style-name="P43"><text:span text:style-name="T34">счетчик:=счетчик+1</text:span></text:p></draw:rect></text:p>
      <text:p text:style-name="P10"/>
      <text:p text:style-name="P10"><draw:custom-shape text:anchor-type="paragraph" draw:z-index="54" draw:style-name="gr16" draw:text-style-name="P49" svg:width="2.691cm" svg:height="2.569cm" svg:x="3.812cm" svg:y="0.229cm"><text:p text:style-name="P48"><text:span text:style-name="T32">A&lt;N <text:s text:c="3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60" draw:style-name="gr8" draw:text-style-name="P44" svg:width="0.904cm" svg:height="0.698cm" svg:x="6.502cm" svg:y="0.42cm"><text:p text:style-name="P43"><text:span text:style-name="T31">Да</text:span></text:p></draw:rect><draw:line text:anchor-type="paragraph" draw:z-index="68" draw:style-name="gr14" draw:text-style-name="P43" svg:x1="12.984cm" svg:y1="0.112cm" svg:x2="14.127cm" svg:y2="0.093cm"><text:p/></draw:line></text:p>
      <text:p text:style-name="P10"><draw:line text:anchor-type="paragraph" draw:z-index="72" draw:style-name="gr14" draw:text-style-name="P43" svg:x1="16.069cm" svg:y1="0.217cm" svg:x2="16.069cm" svg:y2="3.226cm"><text:p/></draw:line></text:p>
      <text:p text:style-name="P10"><draw:rect text:anchor-type="paragraph" draw:z-index="65" draw:style-name="gr13" draw:text-style-name="P45" svg:width="3.876cm" svg:height="1.23cm" svg:x="7.223cm" svg:y="0.411cm"><text:p text:style-name="P43"><text:span text:style-name="T34">A:=A+N</text:span></text:p><text:p text:style-name="P43"><text:span text:style-name="T34">счетчик:=счетчик-1</text:span></text:p></draw:rect><draw:rect text:anchor-type="paragraph" draw:z-index="69" draw:style-name="gr8" draw:text-style-name="P44" svg:width="0.927cm" svg:height="0.715cm" svg:x="12.058cm" svg:y="0.411cm"><text:p text:style-name="P43"><text:span text:style-name="T31">Нет</text:span></text:p></draw:rect><draw:line text:anchor-type="paragraph" draw:z-index="71" draw:style-name="gr14" draw:text-style-name="P43" svg:x1="11.65cm" svg:y1="0.411cm" svg:x2="11.65cm" svg:y2="2.739cm"><text:p/></draw:line></text:p>
      <text:p text:style-name="P10"><draw:line text:anchor-type="paragraph" draw:z-index="66" draw:style-name="gr20" draw:text-style-name="P43" svg:x1="6.29cm" svg:y1="0.102cm" svg:x2="7.223cm" svg:y2="0.086cm"><text:p/></draw:line></text:p>
      <text:p text:style-name="P10"/>
      <text:p text:style-name="P10"><draw:rect text:anchor-type="paragraph" draw:z-index="61" draw:style-name="gr8" draw:text-style-name="P44" svg:width="0.927cm" svg:height="0.715cm" svg:x="3.812cm" svg:y="0.363cm"><text:p text:style-name="P43"><text:span text:style-name="T31">Нет</text:span></text:p></draw:rect><draw:line text:anchor-type="paragraph" draw:z-index="64" draw:style-name="gr19" draw:text-style-name="P43" svg:x1="5.142cm" svg:y1="0.363cm" svg:x2="5.142cm" svg:y2="1.258cm"><text:p/></draw:line><draw:line text:anchor-type="paragraph" draw:z-index="70" draw:style-name="gr14" draw:text-style-name="P43" svg:x1="9.243cm" svg:y1="0.18cm" svg:x2="9.243cm" svg:y2="1.279cm"><text:p/></draw:line></text:p>
      <text:p text:style-name="P10"/>
      <text:p text:style-name="P10"><draw:rect text:anchor-type="paragraph" draw:z-index="63" draw:style-name="gr13" draw:text-style-name="P43" svg:width="14.768cm" svg:height="0.74cm" svg:x="3.117cm" svg:y="0.305cm"><text:p text:style-name="P43"><text:span text:style-name="T34">счетчик := <text:s/>счетчик * Z</text:span></text:p></draw:rect></text:p>
      <text:p text:style-name="P10"/>
      <text:p text:style-name="P10"><draw:line text:anchor-type="paragraph" draw:z-index="73" draw:style-name="gr14" draw:text-style-name="P43" svg:x1="9.243cm" svg:y1="0.071cm" svg:x2="9.243cm" svg:y2="1.17cm"><text:p/></draw:line></text:p>
      <text:p text:style-name="P10"/>
      <text:p text:style-name="P10"><draw:rect text:anchor-type="paragraph" draw:z-index="74" draw:style-name="gr13" draw:text-style-name="P43" svg:width="7.515cm" svg:height="0.74cm" svg:x="2.062cm" svg:y="0.21cm"><text:p text:style-name="P43"><text:span text:style-name="T34">Вывод счетчик</text:span></text:p></draw:rect></text:p>
      <text:p text:style-name="P10"><draw:line text:anchor-type="paragraph" draw:z-index="76" draw:style-name="gr10" draw:text-style-name="P43" svg:x1="5.803cm" svg:y1="0.462cm" svg:x2="5.803cm" svg:y2="1.429cm"><text:p/></draw:line></text:p>
      <text:p text:style-name="P10"/>
      <text:p text:style-name="P10"><draw:circle text:anchor-type="paragraph" draw:z-index="75" draw:style-name="gr9" draw:text-style-name="P43" svg:width="1.468cm" svg:height="1.468cm" svg:x="5.128cm" svg:y="0.455cm"><text:p text:style-name="P43">Конец</text:p></draw:circle></text:p>
      <text:p text:style-name="P10"/>
      <text:p text:style-name="P10"/>
      <text:p text:style-name="P10"><text:tab/><text:tab/><text:tab/><text:tab/><text:tab/> <text:s text:c="11"/><text:span text:style-name="T28">Блок-схема 2</text:span></text:p>
      <text:list xml:id="list65331238159255" text:continue-numbering="true" text:style-name="WW8Num2">
        <text:list-item>
          <text:p text:style-name="P38"><text:soft-page-break/>Запишите алгоритм вычисления остатка от деления двух целых чисел на основе операции вычитания (псевдокод, блок-схема).</text:p>
          <text:p text:style-name="P40"><draw:circle text:anchor-type="paragraph" draw:z-index="17" draw:style-name="gr9" draw:text-style-name="P43" svg:width="1.507cm" svg:height="1.507cm" svg:x="7.493cm" svg:y="0.453cm"><text:p text:style-name="P43">Начало</text:p></draw:circle><draw:line text:anchor-type="paragraph" draw:z-index="18" draw:style-name="gr10" draw:text-style-name="P43" svg:x1="8.217cm" svg:y1="1.959cm" svg:x2="8.217cm" svg:y2="2.878cm"><text:p/></draw:line><draw:custom-shape text:anchor-type="paragraph" draw:z-index="19" draw:style-name="gr11" draw:text-style-name="P43" svg:width="3.843cm" svg:height="0.719cm" svg:x="6.184cm" svg:y="2.965cm"><text:p text:style-name="P43">Ввод A,N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</text:list-item>
      </text:list>
      <text:p text:style-name="P4"><text:span text:style-name="T6">Ввод</text:span><text:span text:style-name="T4">: A, N;</text:span></text:p>
      <text:p text:style-name="P25"><text:span text:style-name="T10">Если</text:span> (A <text:span text:style-name="T20">≠ 0</text:span>) <text:span text:style-name="T26">и (N </text:span><text:span text:style-name="T20">≠ </text:span><text:span text:style-name="T21">0</text:span><text:span text:style-name="T26">)</text:span>:</text:p>
      <text:p text:style-name="P25"><text:tab/><text:span text:style-name="T10">Если</text:span> (A <text:span text:style-name="T29">&lt;</text:span><text:span text:style-name="T20"> 0</text:span>):</text:p>
      <text:p text:style-name="P25"><text:tab/><text:tab/><text:span text:style-name="T29">A := A * (-1)</text:span></text:p>
      <text:p text:style-name="P25"><text:tab/><text:span text:style-name="T12">Конец-</text:span><text:span text:style-name="T13">если</text:span></text:p>
      <text:p text:style-name="P25"><text:span text:style-name="T13"><text:tab/></text:span><text:span text:style-name="T10">Если (</text:span><text:span text:style-name="T14">N</text:span><text:span text:style-name="T10"> </text:span><text:span text:style-name="T14">&lt;</text:span><text:span text:style-name="T22"> 0</text:span><text:span text:style-name="T10">):</text:span></text:p>
      <text:p text:style-name="P25"><draw:line text:anchor-type="paragraph" draw:z-index="78" draw:style-name="gr10" draw:text-style-name="P43" svg:x1="8.137cm" svg:y1="0.275cm" svg:x2="8.137cm" svg:y2="1.194cm"><text:p/></draw:line><text:tab/><text:tab/><text:span text:style-name="T29">N := N * (-1)</text:span></text:p>
      <text:p text:style-name="P25"><text:tab/><text:span text:style-name="T12">Конец-</text:span><text:span text:style-name="T13">если</text:span></text:p>
      <text:p text:style-name="P4"><draw:custom-shape text:anchor-type="paragraph" draw:z-index="77" draw:style-name="gr16" draw:text-style-name="P50" svg:width="2.691cm" svg:height="2.569cm" svg:x="6.802cm" svg:y="0.266cm"><text:p text:style-name="P46"><text:span text:style-name="T32">(A</text:span><text:span text:style-name="T33">≠0</text:span><text:span text:style-name="T32">) <text:s text:c="4"/></text:span></text:p><text:p text:style-name="P46"><text:span text:style-name="T32">и <text:s text:c="3"/></text:span></text:p><text:p text:style-name="P46"><text:span text:style-name="T32"><text:s/></text:span><text:span text:style-name="T32">(N</text:span><text:span text:style-name="T33">≠0</text:span><text:span text:style-name="T32">) <text:s text:c="5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6"><text:tab/>Цикл-пока</text:span><text:span text:style-name="T4"> (A &gt; N):</text:span></text:p>
      <text:p text:style-name="P9"><draw:rect text:anchor-type="paragraph" draw:z-index="79" draw:style-name="gr8" draw:text-style-name="P44" svg:width="0.927cm" svg:height="0.715cm" svg:x="9.491cm" svg:y="0.069cm"><text:p text:style-name="P43"><text:span text:style-name="T31">Да</text:span></text:p></draw:rect><text:tab/><text:tab/>A := A - N</text:p>
      <text:p text:style-name="P12"><text:tab/>Конец-цикл</text:p>
      <text:p text:style-name="P39"><draw:line text:anchor-type="paragraph" draw:z-index="20" draw:style-name="gr10" draw:text-style-name="P43" svg:x1="11.023cm" svg:y1="0.081cm" svg:x2="11.023cm" svg:y2="1cm"><text:p/></draw:line><draw:line text:anchor-type="paragraph" draw:z-index="83" draw:style-name="gr21" draw:text-style-name="P45" svg:x1="9.491cm" svg:y1="0.085cm" svg:x2="11.022cm" svg:y2="0.081cm"><text:p/></draw:line>Конец-если</text:p>
      <text:p text:style-name="P6"><text:span text:style-name="T6">Вывод</text:span><text:span text:style-name="T4"> </text:span><text:span text:style-name="T7">A</text:span><text:span text:style-name="T4">;</text:span></text:p>
      <text:p text:style-name="P17"><draw:rect text:anchor-type="paragraph" draw:z-index="80" draw:style-name="gr8" draw:text-style-name="P44" svg:width="0.927cm" svg:height="0.715cm" svg:x="6.668cm" svg:y="0.4cm"><text:p text:style-name="P43"><text:span text:style-name="T31">Нет</text:span></text:p></draw:rect><draw:custom-shape text:anchor-type="paragraph" draw:z-index="81" draw:style-name="gr12" draw:text-style-name="P43" svg:width="2.763cm" svg:height="2.638cm" svg:x="9.673cm" svg:y="0.12cm"><text:p text:style-name="P43">Если A&lt;0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82" draw:style-name="gr8" draw:text-style-name="P44" svg:width="0.927cm" svg:height="0.715cm" svg:x="12.435cm" svg:y="0.291cm"><text:p text:style-name="P43"><text:span text:style-name="T31">Да</text:span></text:p></draw:rect><draw:line text:anchor-type="paragraph" draw:z-index="97" draw:style-name="gr21" draw:text-style-name="P43" svg:x1="8.165cm" svg:y1="0.4cm" svg:x2="8.165cm" svg:y2="3.561cm"><text:p/></draw:line>(Блок-схема <text:span text:style-name="T29">3</text:span>)</text:p>
      <text:p text:style-name="P6"/>
      <text:p text:style-name="P6"><draw:rect text:anchor-type="paragraph" draw:z-index="84" draw:style-name="gr13" draw:text-style-name="P43" svg:width="3.978cm" svg:height="0.759cm" svg:x="13.753cm" svg:y="0.12cm"><text:p text:style-name="P43">А:=A*(-1)</text:p></draw:rect><draw:line text:anchor-type="paragraph" draw:z-index="85" draw:style-name="gr10" draw:text-style-name="P43" svg:x1="12.435cm" svg:y1="0.429cm" svg:x2="13.753cm" svg:y2="0.425cm"><text:p/></draw:line></text:p>
      <text:p text:style-name="P6"><draw:line text:anchor-type="paragraph" draw:z-index="26" draw:style-name="gr10" draw:text-style-name="P43" svg:x1="13.753cm" svg:y1="0.392cm" svg:x2="13.753cm" svg:y2="2.26cm"><text:p/></draw:line></text:p>
      <text:p text:style-name="P6"/>
      <text:p text:style-name="P6"><draw:line text:anchor-type="paragraph" draw:z-index="24" draw:style-name="gr10" draw:text-style-name="P43" svg:x1="11.007cm" svg:y1="0.326cm" svg:x2="13.753cm" svg:y2="0.333cm"><text:p/></draw:line></text:p>
      <text:p text:style-name="P6"/>
      <text:p text:style-name="P6"><draw:custom-shape text:anchor-type="paragraph" draw:z-index="87" draw:style-name="gr12" draw:text-style-name="P43" svg:width="2.763cm" svg:height="2.638cm" svg:x="12.24cm" svg:y="0.353cm"><text:p text:style-name="P43">Если N&lt;0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8" draw:style-name="gr21" draw:text-style-name="P45" svg:x1="5.757cm" svg:y1="0.155cm" svg:x2="8.165cm" svg:y2="0.15cm"><text:p/></draw:line><draw:line text:anchor-type="paragraph" draw:z-index="99" draw:style-name="gr21" draw:text-style-name="P43" svg:x1="5.757cm" svg:y1="0.155cm" svg:x2="5.757cm" svg:y2="6.847cm"><text:p/></draw:line></text:p>
      <text:p text:style-name="P6"><draw:rect text:anchor-type="paragraph" draw:z-index="88" draw:style-name="gr8" draw:text-style-name="P44" svg:width="0.927cm" svg:height="0.715cm" svg:x="11.314cm" svg:y="0.138cm"><text:p text:style-name="P43"><text:span text:style-name="T31">Да</text:span></text:p></draw:rect></text:p>
      <text:p text:style-name="P6"><draw:rect text:anchor-type="paragraph" draw:z-index="89" draw:style-name="gr13" draw:text-style-name="P43" svg:width="3.978cm" svg:height="0.759cm" svg:x="6.768cm" svg:y="0.22cm"><text:p text:style-name="P43">А:=A*(-1)</text:p></draw:rect></text:p>
      <text:p text:style-name="P6"><draw:line text:anchor-type="paragraph" draw:z-index="90" draw:style-name="gr10" draw:text-style-name="P43" svg:x1="12.239cm" svg:y1="0.136cm" svg:x2="10.694cm" svg:y2="0.138cm"><text:p/></draw:line></text:p>
      <text:p text:style-name="P6"><draw:line text:anchor-type="paragraph" draw:z-index="27" draw:style-name="gr10" draw:text-style-name="P43" svg:x1="9.091cm" svg:y1="0.129cm" svg:x2="9.091cm" svg:y2="1.048cm"><text:p/></draw:line></text:p>
      <text:p text:style-name="P6"><draw:rect text:anchor-type="paragraph" draw:z-index="91" draw:style-name="gr8" draw:text-style-name="P44" svg:width="0.927cm" svg:height="0.715cm" svg:x="14.145cm" svg:y="0.212cm"><text:p text:style-name="P43"><text:span text:style-name="T31">Нет</text:span></text:p></draw:rect></text:p>
      <text:p text:style-name="P6"><draw:line text:anchor-type="paragraph" draw:z-index="92" draw:style-name="gr10" draw:text-style-name="P43" svg:x1="13.599cm" svg:y1="0.069cm" svg:x2="9.223cm" svg:y2="0.074cm"><text:p/></draw:line><draw:custom-shape text:anchor-type="paragraph" draw:z-index="21" draw:style-name="gr12" draw:text-style-name="P43" svg:width="2.763cm" svg:height="2.638cm" svg:x="7.742cm" svg:y="0.074cm"><text:p text:style-name="P43">Если A&gt;N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23" draw:style-name="gr8" draw:text-style-name="P44" svg:width="0.927cm" svg:height="0.715cm" svg:x="10.696cm" svg:y="0.381cm"><text:p text:style-name="P43"><text:span text:style-name="T31">Да</text:span></text:p></draw:rect></text:p>
      <text:p text:style-name="P6"/>
      <text:p text:style-name="P6"><draw:rect text:anchor-type="paragraph" draw:z-index="22" draw:style-name="gr13" draw:text-style-name="P43" svg:width="3.978cm" svg:height="0.77cm" svg:x="11.933cm" svg:y="0.067cm"><text:p text:style-name="P43">A := A - N</text:p></draw:rect><draw:line text:anchor-type="paragraph" draw:z-index="93" draw:style-name="gr10" draw:text-style-name="P43" svg:x1="10.636cm" svg:y1="0.371cm" svg:x2="11.954cm" svg:y2="0.367cm"><text:p/></draw:line></text:p>
      <text:p text:style-name="P6"><draw:line text:anchor-type="paragraph" draw:z-index="95" draw:style-name="gr10" draw:text-style-name="P43" svg:x1="12.319cm" svg:y1="0.349cm" svg:x2="12.319cm" svg:y2="2.326cm"><text:p/></draw:line></text:p>
      <text:p text:style-name="P6"/>
      <text:p text:style-name="P6"><draw:line text:anchor-type="paragraph" draw:z-index="94" draw:style-name="gr10" draw:text-style-name="P43" svg:x1="9.144cm" svg:y1="0.277cm" svg:x2="9.144cm" svg:y2="1.196cm"><text:p/></draw:line><draw:rect text:anchor-type="paragraph" draw:z-index="29" draw:style-name="gr8" draw:text-style-name="P44" svg:width="0.927cm" svg:height="0.715cm" svg:x="7.742cm" svg:y="0.169cm"><text:p text:style-name="P43"><text:span text:style-name="T31">Нет</text:span></text:p></draw:rect></text:p>
      <text:p text:style-name="P6"/>
      <text:p text:style-name="P6"><draw:rect text:anchor-type="paragraph" draw:z-index="25" draw:style-name="gr13" draw:text-style-name="P43" svg:width="3.978cm" svg:height="0.759cm" svg:x="8.964cm" svg:y="0.379cm"><text:p text:style-name="P43">Вывод А</text:p></draw:rect></text:p>
      <text:p text:style-name="P6"><draw:line text:anchor-type="paragraph" draw:z-index="100" draw:style-name="gr10" draw:text-style-name="P43" svg:x1="5.757cm" svg:y1="0.032cm" svg:x2="8.879cm" svg:y2="0.025cm"><text:p/></draw:line></text:p>
      <text:p text:style-name="P6"><draw:line text:anchor-type="paragraph" draw:z-index="96" draw:style-name="gr21" draw:text-style-name="P43" svg:x1="10.943cm" svg:y1="0.164cm" svg:x2="10.943cm" svg:y2="1.083cm"><text:p/></draw:line><draw:circle text:anchor-type="paragraph" draw:z-index="28" draw:style-name="gr9" draw:text-style-name="P43" svg:width="1.507cm" svg:height="1.507cm" svg:x="14.129cm" svg:y="0.409cm"><text:p text:style-name="P43">Конец</text:p></draw:circle></text:p>
      <text:p text:style-name="P6"/>
      <text:p text:style-name="P19"><draw:line text:anchor-type="paragraph" draw:z-index="86" draw:style-name="gr10" draw:text-style-name="P43" svg:x1="10.943cm" svg:y1="0.113cm" svg:x2="14.065cm" svg:y2="0.108cm"><text:p/></draw:line><text:tab/><text:tab/><text:tab/><text:tab/><text:tab/><text:tab/><text:span text:style-name="T30">Блок-схема3</text:span></text:p>
      <text:p text:style-name="P6"/>
      <text:list xml:id="list65331270183256" text:continue-numbering="true" text:style-name="WW8Num2">
        <text:list-item>
          <text:p text:style-name="P41">Разработать и представить итеративные и рекурсивные алгоритмы вычисления сумм последовательностей.</text:p>
        </text:list-item>
      </text:list>
      <text:section text:style-name="Sect1" text:name="Раздел2">
        <text:p text:style-name="P26">Рекурсивный:</text:p>
        <text:p text:style-name="P26"><text:span text:style-name="T10">Процедура</text:span> <text:s/><text:span text:style-name="T16">Sum</text:span>(n) <text:s text:c="2"/></text:p>
        <text:p text:style-name="P18"><text:tab/><text:span text:style-name="T10">Если</text:span> n=0 то </text:p>
        <text:p text:style-name="P18"><text:s/><text:tab/><text:tab/><text:span text:style-name="T16">Sum</text:span> := <text:span text:style-name="T16">0</text:span></text:p>
        <text:p text:style-name="P18"><text:tab/><text:span text:style-name="T10">иначе</text:span> <text:s/></text:p>
        <text:p text:style-name="P26"><text:tab/><text:tab/><text:span text:style-name="T16">Sum </text:span>:= n <text:span text:style-name="T16">+ Sum</text:span>(n-1) </text:p>
        <text:p text:style-name="P26"><text:tab/><text:span text:style-name="T10">Конец-если <text:s text:c="2"/></text:span></text:p>
        <text:p text:style-name="P26"><text:tab/><text:span text:style-name="T10">Возврат</text:span></text:p>
        <text:p text:style-name="P26"/>
        <text:p text:style-name="P29">Итеративный:</text:p>
        <text:p text:style-name="P27"><text:span text:style-name="T10">Процедура</text:span> <text:s/><text:span text:style-name="T16">Sum</text:span>(n) <text:s text:c="2"/></text:p>
        <text:p text:style-name="P27"><text:tab/><text:span text:style-name="T16">Sum</text:span> := <text:span text:style-name="T16">0</text:span> <text:s/></text:p>
        <text:p text:style-name="P27"><text:tab/><text:span text:style-name="T10">Если</text:span> n <text:span text:style-name="T16">&gt;</text:span> 0 <text:s/>то</text:p>
        <text:p text:style-name="P27"><text:tab/><text:tab/><text:span text:style-name="T10">Для</text:span> i := 1, n</text:p>
        <text:p text:style-name="P27"><text:tab/><text:tab/><text:tab/><text:span text:style-name="T16">Sum</text:span> := <text:span text:style-name="T16">Sum</text:span> <text:span text:style-name="T16">+</text:span> i;<text:tab/></text:p>
        <text:p text:style-name="P27"><text:tab/><text:tab/><text:span text:style-name="T10">Конец-цикл </text:span></text:p>
        <text:p text:style-name="P27"><text:tab/><text:span text:style-name="T10">Конец-если</text:span></text:p>
        <text:p text:style-name="P27"><text:tab/><text:span text:style-name="T10">Возврат</text:span> </text:p>
      </text:section>
      <text:list xml:id="list65331270177331" text:continue-numbering="true" text:style-name="WW8Num2">
        <text:list-item>
          <text:p text:style-name="P42"><text:soft-page-break/>Разработайте алгоритм, который переставляет цифры в числе так, что получается следующее по значению крупное число (пусть число содержит все десять цифр по одному разу). Например 5647382910 получается из 5647382901 перестановкой двух последних цифр.</text:p>
          <text:p text:style-name="P42"/>
        </text:list-item>
      </text:list>
      <text:p text:style-name="P30"># Python 2</text:p>
      <text:p text:style-name="P32">def <text:span text:style-name="T17">fRec</text:span>(num):</text:p>
      <text:p text:style-name="P32"><text:tab/>x = 1</text:p>
      <text:p text:style-name="P32"><text:tab/>old = num</text:p>
      <text:p text:style-name="P32"><text:tab/>while x &lt; num:</text:p>
      <text:p text:style-name="P32"><text:tab/><text:tab/>a = num % (x * 10) / x</text:p>
      <text:p text:style-name="P32"><text:tab/><text:tab/>b = (num * 10) % (x * 10) / x</text:p>
      <text:p text:style-name="P32"><text:tab/><text:tab/>if a &lt; b:</text:p>
      <text:p text:style-name="P32"><text:tab/><text:tab/><text:tab/>c = (b - a) * x</text:p>
      <text:p text:style-name="P32"><text:tab/><text:tab/><text:tab/>num = num + c - c / 10</text:p>
      <text:p text:style-name="P32"><text:tab/><text:tab/><text:tab/>print num</text:p>
      <text:p text:style-name="P32"><text:tab/><text:tab/>x = x * 10</text:p>
      <text:p text:style-name="P32"><text:tab/>if old != num:</text:p>
      <text:p text:style-name="P33"><text:tab/><text:tab/>return <text:span text:style-name="T17">fRec</text:span>(num)</text:p>
      <text:p text:style-name="P28"/>
      <text:p text:style-name="P33"><text:span text:style-name="T17">fRec</text:span>(5647382901)</text:p>
      <text:section text:style-name="Sect1" text:name="Раздел1">
        <text:p text:style-name="P32"># 5647382910 <text:span text:style-name="T18">(1)</text:span></text:p>
        <text:p text:style-name="P32"># 5647389210 <text:span text:style-name="T18">(1)</text:span></text:p>
        <text:p text:style-name="P32"># 5647398210 <text:span text:style-name="T18">(1)</text:span></text:p>
        <text:p text:style-name="P32"># 5647938210 <text:span text:style-name="T18">(1)</text:span></text:p>
        <text:p text:style-name="P32"># 5649738210 <text:span text:style-name="T18">(1)</text:span></text:p>
        <text:p text:style-name="P34"># 5694738210 <text:span text:style-name="T18">(1)</text:span></text:p>
        <text:p text:style-name="P34"># 5964738210 <text:span text:style-name="T18">(1)</text:span></text:p>
        <text:p text:style-name="P34"># 9564738210 <text:span text:style-name="T18">(1)</text:span></text:p>
        <text:p text:style-name="P34"># 9564783210 <text:span text:style-name="T18">(2)</text:span></text:p>
        <text:p text:style-name="P34"># 9564873210 <text:span text:style-name="T18">(2)</text:span></text:p>
        <text:p text:style-name="P34"># 9568473210 <text:span text:style-name="T18">(2)</text:span></text:p>
        <text:p text:style-name="P34"># 9586473210 <text:span text:style-name="T18">(2)</text:span></text:p>
        <text:p text:style-name="P34"># 9856473210 <text:span text:style-name="T18">(2)</text:span></text:p>
        <text:p text:style-name="P34"># 9856743210 <text:span text:style-name="T18">(3)</text:span></text:p>
        <text:p text:style-name="P34"># 9857643210 <text:span text:style-name="T18">(3)</text:span></text:p>
        <text:p text:style-name="P34"># 9875643210 <text:span text:style-name="T18">(3)</text:span></text:p>
        <text:p text:style-name="P34"># 9876543210 <text:span text:style-name="T18">(4)</text:span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0:48:59.507676706</meta:creation-date>
    <dc:date>2015-09-09T06:53:31.062000000</dc:date>
    <meta:editing-duration>PT4H45M59S</meta:editing-duration>
    <meta:editing-cycles>29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111" meta:word-count="429" meta:character-count="2308" meta:non-whitespace-character-count="1845"/>
  </office:meta>
</office:document-meta>
</file>